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2.661cm"/>
    </style:style>
    <style:style style:name="pr5" style:family="presentation" style:parent-style-name="Inspiration-subtitle">
      <style:graphic-properties draw:fill-color="#ffffff" draw:auto-grow-height="true" fo:min-height="15.193cm"/>
    </style:style>
    <style:style style:name="pr6" style:family="presentation" style:parent-style-name="Inspiration-subtitle">
      <style:graphic-properties draw:fill-color="#ffffff" draw:auto-grow-height="true" fo:min-height="13.927cm"/>
    </style:style>
    <style:style style:name="pr7" style:family="presentation" style:parent-style-name="Inspiration-subtitle">
      <style:graphic-properties draw:fill-color="#ffffff" draw:auto-grow-height="true" fo:min-height="13.16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PA avec Hibernat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Présentation générale</text:p>
              </text:list-item>
              <text:list-item>
                <text:p text:style-name="P1">Mapping</text:p>
              </text:list-item>
              <text:list-item>
                <text:p text:style-name="P1">Requettage</text:p>
              </text:list-item>
              <text:list-item>
                <text:p text:style-name="P1">Concepts avancé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ésentation général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Principe d'un framework ORM</text:p>
              </text:list-item>
              <text:list-item>
                <text:p text:style-name="P1">Qu'est ce qu'hibernate</text:p>
              </text:list-item>
              <text:list-item>
                <text:p text:style-name="P1">Qu'est ce que JPA</text:p>
              </text:list-item>
              <text:list-item>
                <text:p text:style-name="P1">configu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incipe d'un framework ORM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ORM signifie object relational mapping</text:p>
              </text:list-item>
              <text:list-item>
                <text:p text:style-name="P1">Il n'y a pas d'équivalence directe entre monde objet (java ici) et monde relationnel (base SQL)</text:p>
              </text:list-item>
              <text:list-item>
                <text:p text:style-name="P1">Un framework ORM fournit une passerelle entre les deux mondes, en proposant un mécanisme unifié de sauvegarde/chargement des objets dans une base SQL</text:p>
              </text:list-item>
              <text:list-item>
                <text:p text:style-name="P1">C'est ce qu'on appelle un mécanisme de persistance des obje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u'est ce qu'hibernat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C'est une librairie qui fournit un service de persistance d'objet en base sql, c.a.d un framework d'ORM</text:p>
              </text:list-item>
              <text:list-item>
                <text:p text:style-name="P1">A l'origine, c'est une implémentation concurrente des EJB 2, mais celle-ci s'est imposé par son succès et a inspiré le nouveau standard avec les EJB 3</text:p>
              </text:list-item>
              <text:list-item>
                <text:p text:style-name="P1">D'autres librairies similaires existe (eclipse link par exemple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u'est ce que JPA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JPA signifie java persistance API</text:span></text:p>
              </text:list-item>
              <text:list-item>
                <text:p text:style-name="P1"><text:span text:style-name="T1">Une des API de JAVA EE</text:span></text:p>
              </text:list-item>
              <text:list-item>
                <text:p text:style-name="P1"><text:span text:style-name="T1">Introduite avec les EJB 3 pour standardiser/simplifier la persistance</text:span></text:p>
              </text:list-item>
              <text:list-item>
                <text:p text:style-name="P1"><text:span text:style-name="T1">Une librairie tierce fourni l'implémentation de JPA</text:span></text:p>
                <text:list>
                  <text:list-item>
                    <text:p text:style-name="P1"><text:span text:style-name="T1">Hibernate</text:span></text:p>
                  </text:list-item>
                  <text:list-item>
                    <text:p text:style-name="P1"><text:span text:style-name="T1">Eclipse link</text:span></text:p>
                  </text:list-item>
                  <text:list-item>
                    <text:p text:style-name="P1"><text:span text:style-name="T1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pping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Principe des entités</text:span></text:p>
              </text:list-item>
              <text:list-item>
                <text:p text:style-name="P1"><text:span text:style-name="T1">Annotations basiques</text:span></text:p>
              </text:list-item>
              <text:list-item>
                <text:p text:style-name="P1"><text:span text:style-name="T1">Association ManyToOne et OneToMany</text:span></text:p>
              </text:list-item>
              <text:list-item>
                <text:p text:style-name="P1"><text:span text:style-name="T1">Association ManyToMany</text:span></text:p>
              </text:list-item>
              <text:list-item>
                <text:p text:style-name="P1"><text:span text:style-name="T1">Héritag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incipe des entités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Une entité est un objet métier qui peut être persisté en base de donnée</text:span></text:p>
              </text:list-item>
              <text:list-item>
                <text:p text:style-name="P1"><text:span text:style-name="T1">Celui-ci doit fournir un constructeur par défaut</text:span></text:p>
              </text:list-item>
              <text:list-item>
                <text:p text:style-name="P1"><text:span text:style-name="T1">hibernate/JPA permet la sauvegarde/chargement de celui-ci via un entity manager</text:span></text:p>
              </text:list-item>
              <text:list-item>
                <text:p text:style-name="P1"><text:span text:style-name="T1">A tout moment, dans le contexte d'un entity manager, au plus une instance de l'objet est associé à un enregistrement dans une table</text:span></text:p>
              </text:list-item>
              <text:list-item>
                <text:p text:style-name="P1"><text:span text:style-name="T1">Les attributs sont mis en correspondance avec la colonnes (cas général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incipe des entités (suite)</text:p>
          </draw:text-box>
        </draw:frame>
        <draw:frame presentation:style-name="pr5" draw:text-style-name="P4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La fonction persist de l'entity manager permet l'insertion d'une nouvelle ligne correspondant a une nouvelle entité(nouvel objet)</text:span></text:p>
              </text:list-item>
              <text:list-item>
                <text:p text:style-name="P1"><text:span text:style-name="T1">find ou query permettent de récupérer des objets correspondant a des lignes existantes</text:span></text:p>
              </text:list-item>
              <text:list-item>
                <text:p text:style-name="P1"><text:span text:style-name="T1">Merge permet de réconcilier une ligne dans la table avec un objet en mémoire</text:span></text:p>
              </text:list-item>
              <text:list-item>
                <text:p text:style-name="P1"><text:span text:style-name="T1">Remove permet d'effacer un objet (donc sa ligne) dans la base</text:span></text:p>
              </text:list-item>
              <text:list-item>
                <text:p text:style-name="P1"><text:span text:style-name="T1">Et enfin, l'entity manager suit les entités pour propager toutes modifications de leur état vers la bas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notations basiques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@Entity devant la classe d'une entité, la table correspondante aura le même nom que la classe (sauf avec une annotation « @Table(name=...) »)</text:span></text:p>
              </text:list-item>
              <text:list-item>
                <text:p text:style-name="P1"><text:span text:style-name="T1">Au minimum, la clé primaire doit être définie, en général avec l'annotation @Id (souvent accompagné de @GeneratedValue pour les id générés automatiquement)</text:span></text:p>
              </text:list-item>
              <text:list-item>
                <text:p text:style-name="P1"><text:span text:style-name="T1">On a le choix d'annoter les attributs ou les getters, attention, on ne peut mixer les 2 dans une même entité, C'est @Id qui détermine cela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notations basiques (suite)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JPA déduit automatiquement le type de la colonne pour les types java fondamentaux, et prend le même nom que l'attribut pour la colonne par défaut</text:span></text:p>
              </text:list-item>
              <text:list-item>
                <text:p text:style-name="P1"><text:span text:style-name="T1">Pas besoin donc d'annoter tous les attributs</text:span></text:p>
              </text:list-item>
              <text:list-item>
                <text:p text:style-name="P1"><text:span text:style-name="T1">Cependant, si l'on veux personnaliser la colonne mappée(nom, type, longueur, nullable...), on peu utiliser l'annotation @Column</text:span></text:p>
              </text:list-item>
              <text:list-item>
                <text:p text:style-name="P1"><text:span text:style-name="T1">Ou @Temporal pour les attributs de type Dat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nyToOne et OneToMany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Si l'on souhaite mapper une association entre deux entités, on doit utiliser ces annotations (pour les relations n-1 et 1-n)</text:span></text:p>
              </text:list-item>
              <text:list-item>
                <text:p text:style-name="P1"><text:span text:style-name="T1">Le coté n (ManyToOne) est le coté « maître » de la relation, la table de l'entité contenant la clé étrangère, seule sa modification sera prise en compte lors de la persistance</text:span></text:p>
              </text:list-item>
              <text:list-item>
                <text:p text:style-name="P1"><text:span text:style-name="T1">Le coté OneToMany peu être utilisé comme miroir du ManyToOne, ne pas oublier le mappedBy qui pointe vers l'attribut du coté maîtr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nyToOne et OneToMany (suite)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L'annotation @JoinColumn(s) permet de préciser si on le souhaite les caractéristiques de la clé étrangère</text:span></text:p>
              </text:list-item>
              <text:list-item>
                <text:p text:style-name="P1"><text:span text:style-name="T1">L'attribut fetch permet de choisir entre un chargement parresseux (lazy) ou gourmand(eager) des entités liées</text:span></text:p>
              </text:list-item>
              <text:list-item>
                <text:p text:style-name="P1"><text:span text:style-name="T1">Par défaut, c'est eager vers 1, et lazy vers N</text:span></text:p>
              </text:list-item>
              <text:list-item>
                <text:p text:style-name="P1"><text:span text:style-name="T1">L'attribut cascade permet de spécifier la propagation d’événement, comme par exemple la persistance ou encore l'effacem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nyToMany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Cette annotation permet de mapper des associations N-N</text:span></text:p>
              </text:list-item>
              <text:list-item>
                <text:p text:style-name="P1"><text:span text:style-name="T1">Celle-ci générera obligatoirement une table de jointure qui contiendra les 2 clés étrangères (celles-ci faisant également office de clé primaire composée)</text:span></text:p>
              </text:list-item>
              <text:list-item>
                <text:p text:style-name="P1"><text:span text:style-name="T1">Il faut CHOISIR de quel coté mettre le MappedBy, le coté maître contrôlant alors la mise à jour de la table de jointure dans la bas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nyToMany (suite)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Par défaut, le chargement est paresseux, mais peut être modifié via l'attribut fetch</text:span></text:p>
              </text:list-item>
              <text:list-item>
                <text:p text:style-name="P1"><text:span text:style-name="T1">Les cascades sont a manier avec précaution pour éviter des propagation a toutes la base !</text:span></text:p>
              </text:list-item>
              <text:list-item>
                <text:p text:style-name="P1"><text:span text:style-name="T1">La table de jointure peut être personnalisée via une annotation @Jointable, par exemple son nom, ou encore les clés étrangère vie @joinColumn et @inverseJoinColumn</text:span></text:p>
              </text:list-item>
              <text:list-item>
                <text:p text:style-name="P1"><text:span text:style-name="T1">Cette annotation doit être du coté maître de l'associ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éritage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Principe général du mapping d'héritage</text:span></text:p>
              </text:list-item>
              <text:list-item>
                <text:p text:style-name="P1"><text:span text:style-name="T1">Stratégie JoinTable</text:span></text:p>
              </text:list-item>
              <text:list-item>
                <text:p text:style-name="P1"><text:span text:style-name="T1">Stratégie SingleTable</text:span></text:p>
              </text:list-item>
              <text:list-item>
                <text:p text:style-name="P1"><text:span text:style-name="T1">Stratégie TablePerClas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éritage, principe général</text:p>
          </draw:text-box>
        </draw:frame>
        <draw:frame presentation:style-name="pr6" draw:text-style-name="P4" draw:layer="layout" svg:width="25.2cm" svg:height="13.927cm" svg:x="1.4cm" svg:y="4.126cm" presentation:class="subtitle" presentation:user-transformed="true">
          <draw:text-box>
            <text:list text:style-name="L1">
              <text:list-item>
                <text:p text:style-name="P1"><text:span text:style-name="T1">Les classes peuvent hériter d'une autre classe en Objet</text:span></text:p>
              </text:list-item>
              <text:list-item>
                <text:p text:style-name="P1"><text:span text:style-name="T1">Donc, une Entité aussi <text:s/>peu hériter d'une autre Entité en ajoutant des champs supplémentaires</text:span></text:p>
              </text:list-item>
              <text:list-item>
                <text:p text:style-name="P1"><text:span text:style-name="T1">Très utile, et utilisé, en programmation Objet</text:span></text:p>
              </text:list-item>
              <text:list-item>
                <text:p text:style-name="P1"><text:span text:style-name="T1">Comment persiste on ces entités en base en préservant le fait qu'un Objet héritant d'un autre peut être manipulé comme son parent</text:span></text:p>
              </text:list-item>
              <text:list-item>
                <text:p text:style-name="P1"><text:span text:style-name="T1">Concrètement, si Client hérite de Personne, quand je requette Personne, je récupère aussi les Clients..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atégie JoinTable</text:p>
          </draw:text-box>
        </draw:frame>
        <draw:frame presentation:style-name="pr5" draw:text-style-name="P4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<text:span text:style-name="T1">Stratégie la plus classique</text:span></text:p>
              </text:list-item>
              <text:list-item>
                <text:p text:style-name="P1"><text:span text:style-name="T1">Une table par classe, répartition des champs entre les tables, et utilisation d'une jointure pour récupérer les entité</text:span></text:p>
              </text:list-item>
              <text:list-item>
                <text:p text:style-name="P1"><text:span text:style-name="T1">Jointure des clés primaire des descendant vers la clé primaire de l'ascendant, jusqu'à l'entité racine de l'héritage</text:span></text:p>
              </text:list-item>
              <text:list-item>
                <text:p text:style-name="P1"><text:span text:style-name="T1">Relativement efficace en sélection(si pas trop de niveau d'héritage), très efficace en espace consommé, mais peu efficace en insertion/effacement surtout pour les entités en feuille de l'arbre d'héritag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atégie SingleTable</text:p>
          </draw:text-box>
        </draw:frame>
        <draw:frame presentation:style-name="pr7" draw:text-style-name="P6" draw:layer="layout" svg:width="25.2cm" svg:height="13.213cm" svg:x="1.4cm" svg:y="4.481cm" presentation:class="subtitle" presentation:user-transformed="true">
          <draw:text-box>
            <text:list text:style-name="L1">
              <text:list-item>
                <text:p text:style-name="P1"><text:span text:style-name="T2">Stratégie assez courante</text:span></text:p>
              </text:list-item>
              <text:list-item>
                <text:p text:style-name="P1"><text:span text:style-name="T2">Une table unique pour tout l'arbre d'héritage</text:span></text:p>
              </text:list-item>
              <text:list-item>
                <text:p text:style-name="P1"><text:span text:style-name="T2">Une colonne discriminante est créer pour différencier les entité</text:span></text:p>
              </text:list-item>
              <text:list-item>
                <text:p text:style-name="P1"><text:span text:style-name="T2">Celle-ci peut être personnalisée via @DiscriminatorColumn et @DiscriminatorValue</text:span></text:p>
              </text:list-item>
              <text:list-item>
                <text:p text:style-name="P1"><text:span text:style-name="T2">Stratégie trsè efficace en séléction et opération CRUD</text:span></text:p>
              </text:list-item>
              <text:list-item>
                <text:p text:style-name="P1"><text:span text:style-name="T2">Mais potentiellement beaucoup de valeurs/colonnes a NULL (perte d'espace) <text:s/></text:span></text:p>
              </text:list-item>
              <text:list-item>
                <text:p text:style-name="P1"><text:span text:style-name="T2">On ne peut pas faire ce que l'on veut avec les colonnes (par exemple mettre nullable=false) vu que la table sert à de multiples entités !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atégie TablePerCLass</text:p>
          </draw:text-box>
        </draw:frame>
        <draw:frame presentation:style-name="pr5" draw:text-style-name="P4" draw:layer="layout" svg:width="25.2cm" svg:height="15.193cm" svg:x="1.4cm" svg:y="3.493cm" presentation:class="subtitle" presentation:user-transformed="true">
          <draw:text-box>
            <text:list text:style-name="L1">
              <text:list-item>
                <text:p text:style-name="P1"><text:span text:style-name="T1">Stratégie moins courante</text:span></text:p>
              </text:list-item>
              <text:list-item>
                <text:p text:style-name="P1"><text:span text:style-name="T1">Une table par classe, chaque table étant complète (toutes les colonnes nécessaires)</text:span></text:p>
              </text:list-item>
              <text:list-item>
                <text:p text:style-name="P1"><text:span text:style-name="T1">Très efficace en insertion/update/effacement</text:span></text:p>
              </text:list-item>
              <text:list-item>
                <text:p text:style-name="P1"><text:span text:style-name="T1">Pas de perte d'espace</text:span></text:p>
              </text:list-item>
              <text:list-item>
                <text:p text:style-name="P1"><text:span text:style-name="T1">Mais assez mauvais en sélection si on sélectionne une entité dont beaucoup d'autres hérite, en effet, une requête Union est utilisée !</text:span></text:p>
              </text:list-item>
              <text:list-item>
                <text:p text:style-name="P1"><text:span text:style-name="T1">Autre problème, on ne peut utiliser un identifiant autoIncrement avec cette stratégie (pas un problème avec des séquences)</text:span></text:p>
              </text:list-item>
              <text:list-item>
                <text:p text:style-name="P1"><text:span text:style-name="T1">On utilise alors un TableGenerato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quêtage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Requêtes simples</text:span></text:p>
              </text:list-item>
              <text:list-item>
                <text:p text:style-name="P1"><text:span text:style-name="T1">Requêtes avec jointure</text:span></text:p>
              </text:list-item>
              <text:list-item>
                <text:p text:style-name="P1"><text:span text:style-name="T1">Récupérer uniquement ce qui nous intéresse</text:span></text:p>
              </text:list-item>
              <text:list-item>
                <text:p text:style-name="P1"><text:span text:style-name="T1">Agrégation et regroupem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quêtes simples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Langage JPQL (aussi sous le nom EJBQL)</text:span></text:p>
              </text:list-item>
              <text:list-item>
                <text:p text:style-name="P1"><text:span text:style-name="T1">On requête les Entité, pas les tables</text:span></text:p>
              </text:list-item>
              <text:list-item>
                <text:p text:style-name="P1"><text:span text:style-name="T1">Forme abrégée : « from Article »</text:span></text:p>
              </text:list-item>
              <text:list-item>
                <text:p text:style-name="P1"><text:span text:style-name="T1">Forme complète : « select a from Article as a »</text:span></text:p>
              </text:list-item>
              <text:list-item>
                <text:p text:style-name="P1"><text:span text:style-name="T1">Conditions via clause where : « where a.prix &gt;:minprix »</text:span></text:p>
              </text:list-item>
              <text:list-item>
                <text:p text:style-name="P1"><text:span text:style-name="T1">Le parametre «:minprix » sera remplacé par la valeur fournie par l'appelant (avec setParameter sur la requette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quêtes avec jointure</text:p>
          </draw:text-box>
        </draw:frame>
        <draw:frame presentation:style-name="pr6" draw:text-style-name="P4" draw:layer="layout" svg:width="25.2cm" svg:height="13.927cm" svg:x="1.4cm" svg:y="4.126cm" presentation:class="subtitle" presentation:user-transformed="true">
          <draw:text-box>
            <text:list text:style-name="L1">
              <text:list-item>
                <text:p text:style-name="P1"><text:span text:style-name="T1">On peut faire des jointures sur les collections (association) des entités, ceci avec « left join » ou « IN »</text:span></text:p>
              </text:list-item>
              <text:list-item>
                <text:p text:style-name="P1"><text:span text:style-name="T1">« select a from Article as a left join a.tags as tg where tg.id = 1 »</text:span></text:p>
              </text:list-item>
              <text:list-item>
                <text:p text:style-name="P1"><text:span text:style-name="T1">« select a from Article as a, IN(a.tags) as tg where tg.id = 1 »</text:span></text:p>
              </text:list-item>
              <text:list-item>
                <text:p text:style-name="P1"><text:span text:style-name="T1">Possibilité d'utiliser « fetch » derrière un join pour forcer le préchargement d'une collection</text:span></text:p>
              </text:list-item>
              <text:list-item>
                <text:p text:style-name="P1"><text:span text:style-name="T1">Penser au distinct pour éviter les doublons avec certaines requêt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écupérer ce qui nous intéresse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Il est possible de ne récupérer que les attributs/valeurs qui nous intéresse et pas l'entité complète</text:span></text:p>
              </text:list-item>
              <text:list-item>
                <text:p text:style-name="P1"><text:span text:style-name="T1">Cela aide également pour les performance (il ne requête dans la base que ce qu'il faut)</text:span></text:p>
              </text:list-item>
              <text:list-item>
                <text:p text:style-name="P1"><text:span text:style-name="T1">« select a.nom, a.prix from Article as a »</text:span></text:p>
              </text:list-item>
              <text:list-item>
                <text:p text:style-name="P1"><text:span text:style-name="T1">Si un seule attribut, le retour sera une liste du type de l'attribut, sinon, une liste de tableau d'objet contenant les attributs sélectionnés dans l'ordr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grégation et regroupement</text:p>
          </draw:text-box>
        </draw:frame>
        <draw:frame presentation:style-name="pr4" draw:text-style-name="P4" draw:layer="layout" svg:width="25.2cm" svg:height="12.661cm" svg:x="1.4cm" svg:y="4.759cm" presentation:class="subtitle" presentation:user-transformed="true">
          <draw:text-box>
            <text:list text:style-name="L1">
              <text:list-item>
                <text:p text:style-name="P1"><text:span text:style-name="T1">Les clauses group by sont disponibles en JPQL, et permettent de faire des regroupements en vue de calculs</text:span></text:p>
              </text:list-item>
              <text:list-item>
                <text:p text:style-name="P1"><text:span text:style-name="T1">Les fonctions d’agrégations classiques sont présentes count, sum, avg, min, max</text:span></text:p>
              </text:list-item>
              <text:list-item>
                <text:p text:style-name="P1"><text:span text:style-name="T1">Attention, les fonctions d'agrégations ne fonctionnent pas sur les sous-requetes</text:span></text:p>
              </text:list-item>
              <text:list-item>
                <text:p text:style-name="P1"><text:span text:style-name="T1">Les sous-requetes ne sont pas autorisées derrière un from, uniquement dans le select ou le where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cepts avancés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Embeddable</text:span></text:p>
              </text:list-item>
              <text:list-item>
                <text:p text:style-name="P1"><text:span text:style-name="T1">Les listene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mbeddable</text:p>
          </draw:text-box>
        </draw:frame>
        <draw:frame presentation:style-name="pr6" draw:text-style-name="P4" draw:layer="layout" svg:width="25.2cm" svg:height="13.927cm" svg:x="1.4cm" svg:y="4.126cm" presentation:class="subtitle" presentation:user-transformed="true">
          <draw:text-box>
            <text:list text:style-name="L1">
              <text:list-item>
                <text:p text:style-name="P1"><text:span text:style-name="T1">Un Embeddable est un objet qui peut être inclus dans une entité, qui récupère ses définitions d'attributs/annotations</text:span></text:p>
              </text:list-item>
              <text:list-item>
                <text:p text:style-name="P1"><text:span text:style-name="T1">Pratique pour réutiliser des groupes de colonnes et avoir un objet qui les encapsule (Adresse, geoloc)</text:span></text:p>
              </text:list-item>
              <text:list-item>
                <text:p text:style-name="P1"><text:span text:style-name="T1">@Embeddable devant la classe</text:span></text:p>
              </text:list-item>
              <text:list-item>
                <text:p text:style-name="P1"><text:span text:style-name="T1">@Embedded devant l'attribut de ce type</text:span></text:p>
              </text:list-item>
              <text:list-item>
                <text:p text:style-name="P1"><text:span text:style-name="T1">@AttributeOverride permet de rédéfinir les colonnes en cas de conflit avec un attribut existant dans l'entité qui inclu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mbeddedID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Un Embeddable peut être utilisé pour modéliser une clé primaire composée</text:span></text:p>
              </text:list-item>
              <text:list-item>
                <text:p text:style-name="P1"><text:span text:style-name="T1">@EmbeddedId deavant l'attribut dans l'entité l'utilisant</text:span></text:p>
              </text:list-item>
              <text:list-item>
                <text:p text:style-name="P1"><text:span text:style-name="T1">La classe de l'Embeddable doit alors fournir Equals, HashCode, et implémenter Sérializable</text:span></text:p>
              </text:list-item>
              <text:list-item>
                <text:p text:style-name="P1"><text:span text:style-name="T1">En effet, il faut pouvoir comparer 2 clé primaire de manière prévisible et cohérent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es listeners</text:p>
          </draw:text-box>
        </draw:frame>
        <draw:frame presentation:style-name="pr2" draw:text-style-name="P7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3">On peut écouter aux évenements du cycle de vie des entités, comme l'insertion, le chargement, la mise à jour, etc.</text:span></text:p>
              </text:list-item>
              <text:list-item>
                <text:p text:style-name="P1"><text:span text:style-name="T3">Soit directement dans l'entité, via des annotation devant les méthodes a appeler pour un évenement donné (@postConstruct, @preUpdate...)</text:span></text:p>
              </text:list-item>
              <text:list-item>
                <text:p text:style-name="P1"><text:span text:style-name="T3">Soit dans une classe séparée, un EntityListener</text:span></text:p>
              </text:list-item>
              <text:list-item>
                <text:p text:style-name="P1"><text:span text:style-name="T3">On indique alors via une annotation @EntityListener devant la classe entity les listeners l'écoutant</text:span></text:p>
              </text:list-item>
              <text:list-item>
                <text:p text:style-name="P1"><text:span text:style-name="T3">Les listeners interne de l'entité sont prioritaires !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</meta:initial-creator>
    <meta:creation-date>2015-09-13T22:39:11.988352197</meta:creation-date>
    <dc:date>2023-01-24T08:15:32.111453961</dc:date>
    <meta:editing-duration>P1DT5H14M34S</meta:editing-duration>
    <meta:editing-cycles>63</meta:editing-cycles>
    <meta:generator>LibreOffice/5.1.6.2$Linux_X86_64 LibreOffice_project/10m0$Build-2</meta:generator>
    <meta:document-statistic meta:object-count="145"/>
  </office:meta>
</office:document-meta>
</file>